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Fonts/Font_PT_Astra_Serif_4.ttf" manifest:media-type="application/x-font-ttf"/>
  <manifest:file-entry manifest:full-path="Fonts/Font_Lohit_Devanagari_1.ttf" manifest:media-type="application/x-font-ttf"/>
  <manifest:file-entry manifest:full-path="Fonts/Font_PT_Astra_Serif_1.ttf" manifest:media-type="application/x-font-ttf"/>
  <manifest:file-entry manifest:full-path="Fonts/Font_PT_Astra_Sans_1.ttf" manifest:media-type="application/x-font-ttf"/>
  <manifest:file-entry manifest:full-path="Fonts/Font_PT_Astra_Serif_2.ttf" manifest:media-type="application/x-font-ttf"/>
  <manifest:file-entry manifest:full-path="Fonts/Font_PT_Astra_Sans_2.ttf" manifest:media-type="application/x-font-ttf"/>
  <manifest:file-entry manifest:full-path="Fonts/Font_PT_Astra_Serif_3.ttf" manifest:media-type="application/x-font-ttf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Symbol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style:paragraph-properties fo:text-align="center" style:justify-single-word="false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2" style:family="paragraph" style:parent-style-name="Заголовок_20_1_20_титул">
      <style:text-properties officeooo:rsid="0039bf97" officeooo:paragraph-rsid="00328e4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5" style:family="paragraph" style:parent-style-name="Заголовок_20_2_20_титул">
      <style:text-properties officeooo:rsid="005b5a21" officeooo:paragraph-rsid="005b5a21"/>
    </style:style>
    <style:style style:name="P16" style:family="paragraph" style:parent-style-name="Text_20_body">
      <style:text-properties officeooo:paragraph-rsid="0067e2d8"/>
    </style:style>
    <style:style style:name="P17" style:family="paragraph" style:parent-style-name="Text_20_body">
      <style:text-properties officeooo:paragraph-rsid="0090b1dd"/>
    </style:style>
    <style:style style:name="P18" style:family="paragraph" style:parent-style-name="Heading_20_2">
      <style:text-properties officeooo:paragraph-rsid="00af02b0"/>
    </style:style>
    <style:style style:name="P19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0" style:family="paragraph" style:parent-style-name="Text_20_body" style:list-style-name="WWNum2"/>
    <style:style style:name="P21" style:family="paragraph" style:parent-style-name="Text_20_body" style:list-style-name="WWNum1">
      <style:text-properties officeooo:paragraph-rsid="0067e2d8"/>
    </style:style>
    <style:style style:name="P22" style:family="paragraph" style:parent-style-name="Text_20_body" style:list-style-name="WWNum1">
      <style:text-properties officeooo:paragraph-rsid="0090b1dd"/>
    </style:style>
    <style:style style:name="P23" style:family="paragraph" style:parent-style-name="Text_20_body" style:list-style-name="L1" style:master-page-name="">
      <loext:graphic-properties draw:fill="none"/>
      <style:paragraph-properties fo:margin-top="0cm" fo:margin-bottom="0.25cm" style:contextual-spacing="true" fo:line-height="120%" fo:text-align="justify" style:justify-single-word="false" style:page-number="auto" fo:background-color="transparent"/>
      <style:text-properties officeooo:paragraph-rsid="0067e2d8"/>
    </style:style>
    <style:style style:name="P24" style:family="paragraph" style:parent-style-name="Text_20_body" style:list-style-name="L1">
      <style:paragraph-properties fo:text-align="justify" style:justify-single-word="false"/>
      <style:text-properties fo:font-size="14pt" officeooo:paragraph-rsid="0067e2d8" style:font-size-asian="14pt"/>
    </style:style>
    <style:style style:name="P25" style:family="paragraph" style:parent-style-name="Text_20_body" style:list-style-name="WWNum3"/>
    <style:style style:name="P26" style:family="paragraph" style:parent-style-name="Text_20_body">
      <style:text-properties fo:language="ru" fo:country="RU" fo:font-weight="bold" officeooo:rsid="009aa25b" officeooo:paragraph-rsid="009aa25b" style:font-weight-asian="bold" style:font-weight-complex="bold"/>
    </style:style>
    <style:style style:name="P2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a51f4a" officeooo:paragraph-rsid="00a51f4a"/>
    </style:style>
    <style:style style:name="P28" style:family="paragraph" style:parent-style-name="Text_20_body">
      <style:text-properties officeooo:rsid="00a63a15" officeooo:paragraph-rsid="00a63a15"/>
    </style:style>
    <style:style style:name="P29" style:family="paragraph" style:parent-style-name="Text_20_body" style:list-style-name="L1">
      <style:paragraph-properties fo:text-align="justify" style:justify-single-word="false"/>
      <style:text-properties officeooo:paragraph-rsid="0067e2d8"/>
    </style:style>
    <style:style style:name="P30" style:family="paragraph" style:parent-style-name="Text_20_body">
      <style:text-properties officeooo:rsid="00b5d523" officeooo:paragraph-rsid="00b5d523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743366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fo:font-weight="bold" officeooo:rsid="008e9b17" style:font-weight-asian="bold" style:font-weight-complex="bold"/>
    </style:style>
    <style:style style:name="T9" style:family="text">
      <style:text-properties officeooo:rsid="005b5a21"/>
    </style:style>
    <style:style style:name="T10" style:family="text">
      <style:text-properties officeooo:rsid="005c4ead"/>
    </style:style>
    <style:style style:name="T11" style:family="text">
      <style:text-properties officeooo:rsid="005f2da5"/>
    </style:style>
    <style:style style:name="T12" style:family="text">
      <style:text-properties officeooo:rsid="006660fa"/>
    </style:style>
    <style:style style:name="T13" style:family="text">
      <style:text-properties fo:letter-spacing="-0.004cm"/>
    </style:style>
    <style:style style:name="T14" style:family="text">
      <style:text-properties fo:letter-spacing="-0.004cm" officeooo:rsid="005f2da5"/>
    </style:style>
    <style:style style:name="T15" style:family="text">
      <style:text-properties fo:font-size="14pt" style:font-size-asian="14pt"/>
    </style:style>
    <style:style style:name="T16" style:family="text">
      <style:text-properties fo:font-size="14pt" fo:letter-spacing="-0.021cm" style:font-size-asian="14pt"/>
    </style:style>
    <style:style style:name="T17" style:family="text">
      <style:text-properties fo:font-size="14pt" fo:letter-spacing="-0.018cm" style:font-size-asian="14pt"/>
    </style:style>
    <style:style style:name="T18" style:family="text">
      <style:text-properties fo:font-size="14pt" fo:letter-spacing="-0.019cm" style:font-size-asian="14pt"/>
    </style:style>
    <style:style style:name="T19" style:family="text">
      <style:text-properties fo:font-size="14pt" fo:letter-spacing="-0.004cm" style:font-size-asian="14pt"/>
    </style:style>
    <style:style style:name="T20" style:family="text">
      <style:text-properties fo:font-size="14pt" fo:letter-spacing="-0.004cm" officeooo:rsid="00a983f9" style:font-size-asian="14pt"/>
    </style:style>
    <style:style style:name="T21" style:family="text">
      <style:text-properties fo:font-size="14pt" fo:letter-spacing="-0.004cm" officeooo:rsid="00ab7513" style:font-size-asian="14pt"/>
    </style:style>
    <style:style style:name="T22" style:family="text">
      <style:text-properties fo:font-size="14pt" fo:letter-spacing="-0.004cm" fo:font-weight="bold" style:font-size-asian="14pt" style:font-weight-asian="bold" style:font-weight-complex="bold"/>
    </style:style>
    <style:style style:name="T23" style:family="text">
      <style:text-properties fo:font-size="14pt" fo:letter-spacing="-0.004cm" fo:font-weight="bold" officeooo:rsid="00b77839" style:font-size-asian="14pt" style:font-weight-asian="bold" style:font-weight-complex="bold"/>
    </style:style>
    <style:style style:name="T24" style:family="text">
      <style:text-properties fo:font-size="14pt" fo:letter-spacing="-0.023cm" style:font-size-asian="14pt"/>
    </style:style>
    <style:style style:name="T25" style:family="text">
      <style:text-properties fo:font-size="14pt" fo:letter-spacing="-0.025cm" style:font-size-asian="14pt"/>
    </style:style>
    <style:style style:name="T26" style:family="text">
      <style:text-properties fo:font-size="14pt" fo:letter-spacing="-0.026cm" style:font-size-asian="14pt"/>
    </style:style>
    <style:style style:name="T27" style:family="text">
      <style:text-properties fo:font-size="14pt" fo:letter-spacing="0.131cm" style:font-size-asian="14pt"/>
    </style:style>
    <style:style style:name="T28" style:family="text">
      <style:text-properties fo:font-size="14pt" fo:letter-spacing="0.138cm" style:font-size-asian="14pt"/>
    </style:style>
    <style:style style:name="T29" style:family="text">
      <style:text-properties fo:font-size="14pt" fo:letter-spacing="0.056cm" style:font-size-asian="14pt"/>
    </style:style>
    <style:style style:name="T30" style:family="text">
      <style:text-properties fo:font-size="14pt" fo:letter-spacing="0.055cm" style:font-size-asian="14pt"/>
    </style:style>
    <style:style style:name="T31" style:family="text">
      <style:text-properties fo:font-size="14pt" fo:letter-spacing="-0.012cm" style:font-size-asian="14pt"/>
    </style:style>
    <style:style style:name="T32" style:family="text">
      <style:text-properties fo:font-size="14pt" fo:letter-spacing="-0.014cm" style:font-size-asian="14pt"/>
    </style:style>
    <style:style style:name="T33" style:family="text">
      <style:text-properties fo:font-size="14pt" fo:letter-spacing="-0.009cm" style:font-size-asian="14pt"/>
    </style:style>
    <style:style style:name="T34" style:family="text">
      <style:text-properties fo:font-size="14pt" fo:letter-spacing="-0.007cm" style:font-size-asian="14pt"/>
    </style:style>
    <style:style style:name="T35" style:family="text">
      <style:text-properties fo:font-size="14pt" fo:letter-spacing="-0.016cm" style:font-size-asian="14pt"/>
    </style:style>
    <style:style style:name="T36" style:family="text">
      <style:text-properties fo:font-size="14pt" fo:letter-spacing="-0.016cm" fo:font-weight="bold" style:font-size-asian="14pt" style:font-weight-asian="bold" style:font-weight-complex="bold"/>
    </style:style>
    <style:style style:name="T37" style:family="text">
      <style:text-properties fo:font-size="14pt" fo:letter-spacing="-0.011cm" style:font-size-asian="14pt"/>
    </style:style>
    <style:style style:name="T38" style:family="text">
      <style:text-properties fo:font-size="14pt" fo:letter-spacing="0.141cm" style:font-size-asian="14pt"/>
    </style:style>
    <style:style style:name="T39" style:family="text">
      <style:text-properties fo:font-size="14pt" fo:letter-spacing="0.071cm" style:font-size-asian="14pt"/>
    </style:style>
    <style:style style:name="T40" style:family="text">
      <style:text-properties fo:font-size="14pt" fo:letter-spacing="-0.002cm" style:font-size-asian="14pt"/>
    </style:style>
    <style:style style:name="T41" style:family="text">
      <style:text-properties fo:font-size="14pt" fo:letter-spacing="0.123cm" style:font-size-asian="14pt"/>
    </style:style>
    <style:style style:name="T42" style:family="text">
      <style:text-properties fo:font-size="14pt" fo:letter-spacing="0.127cm" style:font-size-asian="14pt"/>
    </style:style>
    <style:style style:name="T43" style:family="text">
      <style:text-properties fo:font-size="14pt" fo:letter-spacing="-0.005cm" style:font-size-asian="14pt"/>
    </style:style>
    <style:style style:name="T44" style:family="text">
      <style:text-properties fo:font-size="14pt" fo:letter-spacing="-0.028cm" style:font-size-asian="14pt"/>
    </style:style>
    <style:style style:name="T45" style:family="text">
      <style:text-properties fo:font-size="14pt" fo:font-weight="bold" style:font-size-asian="14pt" style:font-weight-asian="bold" style:font-weight-complex="bold"/>
    </style:style>
    <style:style style:name="T46" style:family="text">
      <style:text-properties fo:font-size="14pt" fo:font-weight="bold" officeooo:rsid="00b292f6" style:font-size-asian="14pt" style:font-weight-asian="bold" style:font-weight-complex="bold"/>
    </style:style>
    <style:style style:name="T47" style:family="text">
      <style:text-properties fo:letter-spacing="-0.026cm"/>
    </style:style>
    <style:style style:name="T48" style:family="text">
      <style:text-properties fo:letter-spacing="-0.023cm"/>
    </style:style>
    <style:style style:name="T49" style:family="text">
      <style:text-properties fo:letter-spacing="-0.018cm"/>
    </style:style>
    <style:style style:name="T50" style:family="text">
      <style:text-properties fo:letter-spacing="-0.014cm"/>
    </style:style>
    <style:style style:name="T51" style:family="text">
      <style:text-properties fo:letter-spacing="-0.007cm"/>
    </style:style>
    <style:style style:name="T52" style:family="text">
      <style:text-properties fo:letter-spacing="-0.019cm"/>
    </style:style>
    <style:style style:name="T53" style:family="text">
      <style:text-properties fo:letter-spacing="-0.012cm"/>
    </style:style>
    <style:style style:name="T54" style:family="text">
      <style:text-properties fo:letter-spacing="-0.012cm" fo:font-weight="bold" style:font-weight-asian="bold" style:font-weight-complex="bold"/>
    </style:style>
    <style:style style:name="T55" style:family="text">
      <style:text-properties fo:language="en" fo:country="US" fo:font-weight="normal" officeooo:rsid="00a1c417" style:font-weight-asian="normal" style:font-weight-complex="normal"/>
    </style:style>
    <style:style style:name="T56" style:family="text">
      <style:text-properties fo:language="en" fo:country="US" officeooo:rsid="00be4dcb"/>
    </style:style>
    <style:style style:name="T57" style:family="text">
      <style:text-properties fo:language="ru" fo:country="RU"/>
    </style:style>
    <style:style style:name="T58" style:family="text">
      <style:text-properties fo:language="ru" fo:country="RU" officeooo:rsid="009ef5c3"/>
    </style:style>
    <style:style style:name="T59" style:family="text">
      <style:text-properties fo:language="ru" fo:country="RU" officeooo:rsid="00a3be94"/>
    </style:style>
    <style:style style:name="T60" style:family="text">
      <style:text-properties fo:language="ru" fo:country="RU" officeooo:rsid="00af02b0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9e3e58" style:font-weight-asian="normal" style:font-weight-complex="normal"/>
    </style:style>
    <style:style style:name="T63" style:family="text">
      <style:text-properties fo:font-weight="normal" officeooo:rsid="00a02a1f" style:font-weight-asian="normal" style:font-weight-complex="normal"/>
    </style:style>
    <style:style style:name="T64" style:family="text">
      <style:text-properties fo:font-weight="normal" officeooo:rsid="00a1c417" style:font-weight-asian="normal" style:font-weight-complex="normal"/>
    </style:style>
    <style:style style:name="T65" style:family="text">
      <style:text-properties officeooo:rsid="009e3e58"/>
    </style:style>
    <style:style style:name="T66" style:family="text">
      <style:text-properties officeooo:rsid="00a51f4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9">Министерство образования, науки и молодежной политики</text:p>
      <text:p text:style-name="P6">Краснодарского <text:s/>края</text:p>
      <text:p text:style-name="P10">Государственное бюджетное профессиональное образовательное учреждение Краснодарского края «Ейский полипрофильный колледж»</text:p>
      <text:p text:style-name="P14"><text:span text:style-name="Emphasis"/></text:p>
      <text:p text:style-name="P2"/>
      <text:p text:style-name="P2"/>
      <text:p text:style-name="P3">Поддержка и <text:span text:style-name="T10">т</text:span>естирование программных модулей</text:p>
      <text:p text:style-name="P12">ЛАБОРАТОРНАЯ РАБОТА №<text:span text:style-name="T12">5</text:span></text:p>
      <text:p text:style-name="P15">по теме:</text:p>
      <text:h text:style-name="Heading_20_1" text:outline-level="1"><text:span text:style-name="T12">Р</text:span><text:span text:style-name="T11">абота с классификацией видов </text:span><text:span text:style-name="T14">тестирования</text:span></text:h>
      <text:p text:style-name="Заголовок_20_2_20_титул"/>
      <text:p text:style-name="P8"><text:span text:style-name="T6">Выполн</text:span><text:span text:style-name="T7">ил:</text:span><text:span text:style-name="T4"> </text:span></text:p>
      <text:p text:style-name="P8"><text:span text:style-name="T5">студент ЕПК,</text:span> <text:span text:style-name="T5">группа</text:span> <text:span text:style-name="T66">И-22</text:span></text:p>
      <text:p text:style-name="P27">Синицын М.В.</text:p>
      <text:p text:style-name="P9"/>
      <text:p text:style-name="P13"><text:span text:style-name="T5">Проверил</text:span>:</text:p>
      <text:p text:style-name="P7"><text:span text:style-name="T5">преподаватель </text:span><text:span text:style-name="T9">курса</text:span></text:p>
      <text:p text:style-name="P11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Heading_20_2" text:outline-level="2"><text:soft-page-break/>Задания<text:span text:style-name="T52"> </text:span>к<text:span text:style-name="T49"> </text:span>лабораторной<text:span text:style-name="T49"> </text:span><text:span text:style-name="T13">работе</text:span></text:h>
      <text:list text:style-name="WWNum2">
        <text:list-item>
          <text:p text:style-name="P20"><text:span text:style-name="T15">Выбрать</text:span><text:span text:style-name="T44"> </text:span><text:span text:style-name="T15">ранее</text:span><text:span text:style-name="T31"> </text:span><text:span text:style-name="T15">разработанный</text:span><text:span text:style-name="T16"> </text:span><text:span text:style-name="T15">программный</text:span><text:span text:style-name="T32"> </text:span><text:span text:style-name="T19">проект.</text:span></text:p>
        </text:list-item>
        <text:list-item>
          <text:p text:style-name="P20"><text:span text:style-name="T15">Провести</text:span><text:span text:style-name="T37"> </text:span><text:span text:style-name="T15">анализ</text:span><text:span text:style-name="T34"> </text:span><text:span text:style-name="T15">и</text:span><text:span text:style-name="T34"> </text:span><text:span text:style-name="T15">составить</text:span><text:span text:style-name="T34"> </text:span><text:span text:style-name="T15">отчет</text:span><text:span text:style-name="T34"> </text:span><text:span text:style-name="T15">со</text:span><text:span text:style-name="T43"> </text:span><text:span text:style-name="T15">следующей</text:span><text:span text:style-name="T43"> </text:span><text:span text:style-name="T19">структурой:</text:span></text:p>
          <text:list>
            <text:list-item>
              <text:p text:style-name="P20"><text:span text:style-name="T15">Цель</text:span><text:span text:style-name="T37"> </text:span><text:span text:style-name="T19">работы.</text:span></text:p>
            </text:list-item>
            <text:list-item>
              <text:p text:style-name="P20"><text:span text:style-name="T15">Описание</text:span><text:span text:style-name="T25"> </text:span><text:span text:style-name="T15">программного</text:span><text:span text:style-name="T35"> </text:span><text:span text:style-name="T19">проекта.</text:span></text:p>
            </text:list-item>
            <text:list-item>
              <text:p text:style-name="P20">По каждому из элементов классификации, описанному в разделе методических рекомендаций, привести список видов, типов, методов, уровней тестирования, применимых для выбранного проекта.</text:p>
            </text:list-item>
            <text:list-item>
              <text:p text:style-name="P20"><text:span text:style-name="T15">Привести примеры дефектов, характерных для каждого вида </text:span><text:span text:style-name="T19">тестирования.</text:span></text:p>
            </text:list-item>
            <text:list-item>
              <text:p text:style-name="P20"><text:span text:style-name="T15">Выводы</text:span><text:span text:style-name="T35"> </text:span><text:span text:style-name="T15">по</text:span><text:span text:style-name="T31"> </text:span><text:span text:style-name="T19">работе.</text:span></text:p>
            </text:list-item>
            <text:list-item>
              <text:p text:style-name="P20"><text:span text:style-name="T15">Список</text:span><text:span text:style-name="T44"> </text:span><text:span text:style-name="T15">использованных</text:span><text:span text:style-name="T18"> </text:span><text:span text:style-name="T19">источников.</text:span></text:p>
            </text:list-item>
          </text:list>
        </text:list-item>
        <text:list-item>
          <text:p text:style-name="P20"><text:span text:style-name="T15">Оформить</text:span><text:span text:style-name="T31"> </text:span><text:span text:style-name="T15">и</text:span><text:span text:style-name="T37"> </text:span><text:span text:style-name="T15">защитить</text:span><text:span text:style-name="T37"> </text:span><text:span text:style-name="T19">отчет.</text:span></text:p>
        </text:list-item>
      </text:list>
      <text:h text:style-name="P18" text:outline-level="2">Проект: </text:h>
      <text:p text:style-name="Text_20_body"><text:span text:style-name="T60">С</text:span><text:span text:style-name="T57">айт </text:span><text:span text:style-name="T58">«С</text:span><text:span text:style-name="T57">тудия звукозаписи»</text:span></text:p>
      <text:h text:style-name="Heading_20_2" text:outline-level="2">Описание программного проекта</text:h>
      <text:p text:style-name="P28">Веб-сайт «Студия звукозаписи» является примером устройства, <text:span text:style-name="T57">применяемых по настоящему веб-сайтов, компаниями студиями звукозаписи.</text:span></text:p>
      <text:h text:style-name="Heading_20_2" text:outline-level="2">Выполнение работы</text:h>
      <text:p text:style-name="P26">Цель работы:<text:span text:style-name="T61"> </text:span><text:span text:style-name="T55">О</text:span><text:span text:style-name="T64">пределить все группы, виды, типы тестов с помощью которых можно протестировать веб-приложени(сайт)</text:span><text:span text:style-name="T62"> «</text:span><text:span text:style-name="T63">Студия звукозаписи»</text:span></text:p>
      <text:h text:style-name="Heading_20_3" text:outline-level="3"><text:tab/><text:span text:style-name="T6">Уровни:</text:span></text:h>
      <text:list xml:id="list1574229169" text:style-name="WWNum1">
        <text:list-item>
          <text:list>
            <text:list-item>
              <text:p text:style-name="P21">Компонентное (модульное) – <text:span text:style-name="T59">С помощью модульного тестирования можно протестировать отдельные веб страницы сайта и протестировать каждый стилизованный элемент в таблице стилей.</text:span></text:p>
            </text:list-item>
            <text:list-item>
              <text:p text:style-name="P21"><text:span text:style-name="T15">Системное тестирование проверяет как функциональные, так и нефункциональные требования к системе в целом. При этом </text:span><text:soft-page-break/><text:span text:style-name="T15">выявляются дефекты, такие как неверное использование ресурсов системы, не предусмотренные комбинации данных пользовательского уровня, несовместимость</text:span><text:span text:style-name="T27"> </text:span><text:span text:style-name="T15">с</text:span><text:span text:style-name="T28"> </text:span><text:span text:style-name="T15">окружением,</text:span><text:span text:style-name="T28"> </text:span><text:span text:style-name="T15">непредусмотренные</text:span><text:span text:style-name="T28"> </text:span><text:span text:style-name="T19">сценарии </text:span>использования, отсутствующая или неверная функциональность, неудобство использования и т. д.</text:p>
            </text:list-item>
          </text:list>
        </text:list-item>
      </text:list>
      <text:h text:style-name="Heading_20_3" text:outline-level="3"><text:tab/><text:span text:style-name="T6">Типы</text:span><text:span text:style-name="T8"> тестирования:</text:span></text:h>
      <text:p text:style-name="P16"><text:tab/>Функциональный<text:span text:style-name="T48"> </text:span>тип<text:span text:style-name="T49"> </text:span>тестирования<text:span text:style-name="T49"> </text:span>включает<text:span text:style-name="T49"> </text:span>следующие<text:span text:style-name="T49"> </text:span><text:span text:style-name="T13">подвиды:</text:span></text:p>
      <text:list text:continue-numbering="true" text:style-name="WWNum1">
        <text:list-item>
          <text:list>
            <text:list-item>
              <text:p text:style-name="P21"><text:span text:style-name="T15">функциональное</text:span><text:span text:style-name="T16"> </text:span><text:span text:style-name="T19">тестирование;</text:span></text:p>
            </text:list-item>
            <text:list-item>
              <text:p text:style-name="P21"><text:span text:style-name="T15">тестирование</text:span><text:span text:style-name="T31"> </text:span><text:span text:style-name="T19">безопасности — </text:span><text:span text:style-name="T20">необходимое тестирование для веб-приложений, т.к нужно максимально исключать потенциальные угрозы из вне</text:span><text:span text:style-name="T19">.</text:span></text:p>
            </text:list-item>
          </text:list>
        </text:list-item>
      </text:list>
      <text:p text:style-name="P16"><text:s text:c="10"/>Нефункциональный<text:span text:style-name="T48"> </text:span>тип<text:span text:style-name="T50"> </text:span>тестирования<text:span text:style-name="T51">:</text:span></text:p>
      <text:list xml:id="list160940803542587" text:continue-numbering="true" text:style-name="WWNum1">
        <text:list-item>
          <text:list>
            <text:list-item>
              <text:p text:style-name="P21"><text:span text:style-name="T19">тестирование</text:span><text:span text:style-name="T15"> </text:span><text:span text:style-name="T19">удобства</text:span><text:span text:style-name="T15"> </text:span><text:span text:style-name="T19">пользования — </text:span><text:span text:style-name="T21">данный вид тестирование должен быть проведён, чтобы понять является ли созданный сайт удобным для конечного пользователя или нет</text:span></text:p>
            </text:list-item>
          </text:list>
          <text:p text:style-name="P21"/>
        </text:list-item>
      </text:list>
      <text:h text:style-name="Heading_20_3" text:outline-level="3"><text:span text:style-name="T53"><text:tab/></text:span><text:span text:style-name="T54">Методы тестирования:</text:span></text:h>
      <text:list text:continue-numbering="true" text:style-name="WWNum1">
        <text:list-item>
          <text:p text:style-name="P21"><text:span text:style-name="T15">Методы</text:span><text:span text:style-name="T34"> </text:span><text:span text:style-name="T15">черного</text:span><text:span text:style-name="T37"> </text:span><text:span text:style-name="T15">ящика.</text:span><text:span text:style-name="T33"> </text:span><text:span text:style-name="T15">Тестирование</text:span><text:span text:style-name="T33"> </text:span><text:span text:style-name="T15">на</text:span><text:span text:style-name="T33"> </text:span><text:span text:style-name="T15">соответствие</text:span><text:span text:style-name="T31"> </text:span><text:span text:style-name="T15">программного продукта требованиям без знания внутренней структуры реализации </text:span><text:span text:style-name="T19">системы.</text:span></text:p>
        </text:list-item>
        <text:list-item>
          <text:p text:style-name="P22">Методы серого ящика. Комбинирование методов белого и черного ящика. При тестировании серого ящика разработчик теста имеет доступ к исходному коду, но при непосредственном выполнении тестов доступ к коду, как правило, не требуется.</text:p>
        </text:list-item>
      </text:list>
      <text:p text:style-name="P17"/>
      <text:h text:style-name="Heading_20_3" text:outline-level="3"><text:tab/>Виды тестирования:</text:h>
      <text:p text:style-name="P30"><text:span text:style-name="T22"><text:tab/>По объекту</text:span><text:span text:style-name="T23">:</text:span></text:p>
      <text:list text:style-name="L1">
        <text:list-item>
          <text:list>
            <text:list-item>
              <text:p text:style-name="P23">Функциональное. Проверяется соответствие требованиям. Оценка производится в соответствии с ожидаемыми и полученными результатами (на основании функциональной спецификации), при условии, что функции отрабатывали на различных значениях.</text:p>
            </text:list-item>
            <text:list-item>
              <text:p text:style-name="P29">Навигация. Действие кнопки «назад» браузера для сайта, ошибки: 404, 500 и т. д.</text:p>
            </text:list-item>
            <text:list-item>
              <text:p text:style-name="P29"><text:soft-page-break/><text:span text:style-name="T15">Инсталляция. Формальное тестирование программы установки (графический интерфейс пользователя, общее удобство пользования,</text:span><text:span text:style-name="T38"> <text:s/></text:span><text:span text:style-name="T15">соответствие</text:span><text:span text:style-name="T38"> <text:s/></text:span><text:span text:style-name="T15">стандартам),</text:span><text:span text:style-name="T38"> <text:s/></text:span><text:span text:style-name="T15">функциональное </text:span>тестирование программы установки, тестирование механизма лицензирования и способности противостоять взлому, проверка стабильности работы приложения после установки.</text:p>
            </text:list-item>
            <text:list-item>
              <text:p text:style-name="P29"><text:span text:style-name="T15">Юзабилити. Тестирование удобства пользования приложением определяет, соответствует ли приложение потребностям целевой аудитории и отвечает ли оно требованиям пользователя (сколько шагов и времени нужно пользователям для выполнения их задач в приложении, частота</text:span><text:span text:style-name="T39"> </text:span><text:span text:style-name="T15">возникновения проблем взаимодействия с пользовательским </text:span><text:span text:style-name="T19">интерфейсом).</text:span></text:p>
            </text:list-item>
            <text:list-item>
              <text:p text:style-name="P29"><text:span text:style-name="T15">UI/GUI. Тестирование на соответствие стандартам</text:span><text:span text:style-name="T39"> </text:span><text:span text:style-name="T15">графических интерфейсов, тестирование с различными разрешениями экрана, тестирование в ограниченных условиях, например, в условиях нехватки памяти, тестирование локализованных версий: точность перевода, проверка длины названий элементов интерфейса, тестирование графического интерфейса пользователя на целевых устройствах.</text:span></text:p>
            </text:list-item>
            <text:list-item>
              <text:p text:style-name="P29"><text:span text:style-name="T15">Локализация. Проверка правильности перевода согласно тематике данного сайта или программы.</text:span><text:span text:style-name="T39"> </text:span><text:span text:style-name="T15">Проверка перевода раздела «Помощь» и сопроводительной документации.</text:span></text:p>
            </text:list-item>
            <text:list-item>
              <text:p text:style-name="P29"><text:span text:style-name="T15">Безопасность. Тестирование безопасности представляет собой ряд услуг, от разработки политики безопасности до тестирования безопасности на уровне приложения, операционной системы и сетевой безопасности. Учитываются три главных критерия: конфиденциальность, целостность, </text:span><text:span text:style-name="T19">доступность.</text:span></text:p>
            </text:list-item>
            <text:list-item>
              <text:p text:style-name="P29"><text:span text:style-name="T15">Совместимость. Проверяется функционирование на различных операционных системах, платформах разработки, в различных </text:span><text:span text:style-name="T19">браузерах.</text:span></text:p>
            </text:list-item>
            <text:list-item>
              <text:p text:style-name="P29"><text:span text:style-name="T15">Прототип. Основная цель тестирования прототипа – выявить потенциальные проблемы в приложении, проверить, насколько приложение соответствует потребностям и ожиданиям пользователя, и обнаружить расхождения с требованиями к графическому</text:span><text:span text:style-name="T41"> <text:s text:c="2"/></text:span><text:span text:style-name="T15">интерфейсу</text:span><text:span text:style-name="T41"> <text:s text:c="2"/></text:span><text:span text:style-name="T15">пользователя.</text:span><text:span text:style-name="T42"> <text:s text:c="2"/></text:span><text:span text:style-name="T19">Проверяется: </text:span>структура приложения, формы пользовательского интерфейса, прототип бизнес-логики, логические связи между модулями, навигация, графический интерфейс пользователя;</text:p>
            </text:list-item>
            <text:list-item>
              <text:p text:style-name="P24">По степени автоматизации: ручное тестирование, </text:p>
            </text:list-item>
          </text:list>
        </text:list-item>
        <text:list-item>
          <text:p text:style-name="P29"><text:soft-page-break/><text:span text:style-name="T15">По признаку позитивности. Позитивное тестирование – это тестирование на данных или сценариях, которые соответствуют нормальному (штатному, ожидаемому) поведению системы. Основной целью позитивного тестирования</text:span><text:span text:style-name="T34"> </text:span><text:span text:style-name="T15">является</text:span><text:span text:style-name="T33"> </text:span><text:span text:style-name="T15">проверка</text:span><text:span text:style-name="T34"> </text:span><text:span text:style-name="T15">того,</text:span><text:span text:style-name="T43"> </text:span><text:span text:style-name="T15">что</text:span><text:span text:style-name="T34"> </text:span><text:span text:style-name="T15">при</text:span><text:span text:style-name="T37"> </text:span><text:span text:style-name="T15">помощи</text:span><text:span text:style-name="T34"> </text:span><text:span text:style-name="T15">системы можно делать то, для чего она создавалась. Негативное тестирование – это тестирование на данных или сценариях, которые соответствуют нештатному поведению тестируемой системы – различные сообщения об ошибках, исключительные ситуации, запредельные состояния. Основной целью негативного тестирования является проверка устойчивости системы</text:span><text:span text:style-name="T34"> </text:span><text:span text:style-name="T15">к</text:span><text:span text:style-name="T31"> </text:span><text:span text:style-name="T15">воздействиям</text:span><text:span text:style-name="T32"> </text:span><text:span text:style-name="T15">различного</text:span><text:span text:style-name="T34"> </text:span><text:span text:style-name="T15">рода,</text:span><text:span text:style-name="T33"> </text:span><text:span text:style-name="T15">валидация</text:span><text:span text:style-name="T40"> </text:span><text:span text:style-name="T15">неверного набора</text:span><text:span text:style-name="T34"> </text:span><text:span text:style-name="T15">данных,</text:span><text:span text:style-name="T33"> </text:span><text:span text:style-name="T15">проверка</text:span><text:span text:style-name="T43"> </text:span><text:span text:style-name="T15">обработки</text:span><text:span text:style-name="T19"> </text:span><text:span text:style-name="T15">исключительных</text:span><text:span text:style-name="T19"> </text:span><text:span text:style-name="T15">ситуаций </text:span>(как в реализации самих программных алгоритмов, так и в логике бизнес-правил).</text:p>
        </text:list-item>
      </text:list>
      <text:h text:style-name="Heading_20_2" text:outline-level="2"><text:span text:style-name="T13"/></text:h>
      <text:h text:style-name="Heading_20_2" text:outline-level="2"><text:span text:style-name="T13">Контрольные</text:span> <text:span text:style-name="T13">вопросы</text:span></text:h>
      <text:list text:style-name="WWNum3">
        <text:list-item>
          <text:p text:style-name="P25"><text:span text:style-name="T15">Определяется</text:span><text:span text:style-name="T16"> </text:span><text:span text:style-name="T15">ли</text:span><text:span text:style-name="T17"> </text:span><text:span text:style-name="T15">качество</text:span><text:span text:style-name="T18"> </text:span><text:span text:style-name="T15">ПО</text:span><text:span text:style-name="T24"> </text:span><text:span text:style-name="T15">качеством</text:span><text:span text:style-name="T16"> </text:span><text:span text:style-name="T15">программного</text:span><text:span text:style-name="T17"> </text:span><text:span text:style-name="T19">кода?</text:span></text:p>
        </text:list-item>
        <text:list-item>
          <text:p text:style-name="P25"><text:span text:style-name="T15">Какие</text:span><text:span text:style-name="T18"> </text:span><text:span text:style-name="T15">существуют</text:span><text:span text:style-name="T16"> </text:span><text:span text:style-name="T15">виды</text:span><text:span text:style-name="T17"> </text:span><text:span text:style-name="T19">тестирования?</text:span></text:p>
        </text:list-item>
        <text:list-item>
          <text:p text:style-name="P25"><text:span text:style-name="T15">Какие</text:span><text:span text:style-name="T18"> </text:span><text:span text:style-name="T15">существуют</text:span><text:span text:style-name="T16"> </text:span><text:span text:style-name="T15">типы</text:span><text:span text:style-name="T17"> </text:span><text:span text:style-name="T19">тестирования?</text:span></text:p>
        </text:list-item>
        <text:list-item>
          <text:p text:style-name="P25"><text:span text:style-name="T15">Какие</text:span><text:span text:style-name="T44"> </text:span><text:span text:style-name="T15">существуют</text:span><text:span text:style-name="T25"> </text:span><text:span text:style-name="T15">методы</text:span><text:span text:style-name="T26"> </text:span><text:span text:style-name="T19">тестирования?</text:span></text:p>
        </text:list-item>
        <text:list-item>
          <text:p text:style-name="P25"><text:span text:style-name="T15">Какие</text:span><text:span text:style-name="T16"> </text:span><text:span text:style-name="T15">существуют</text:span><text:span text:style-name="T17"> </text:span><text:span text:style-name="T15">уровни</text:span><text:span text:style-name="T18"> </text:span><text:span text:style-name="T19">тестирования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Symbol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328cm" fo:margin-bottom="0.494cm" fo:margin-left="2.293cm" fo:margin-right="2.258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  <style:master-page style:name="Converted1" style:page-layout-name="Mpm7" draw:style-name="Mdp1"/>
    <style:master-page style:name="Converted2" style:page-layout-name="Mpm7" draw:style-name="Mdp1"/>
    <style:master-page style:name="Converted3" style:page-layout-name="Mpm7" draw:style-name="Mdp1"/>
    <style:master-page style:name="Converted4" style:page-layout-name="Mpm7" draw:style-name="Mdp1"/>
    <style:master-page style:name="Converted5" style:page-layout-name="Mpm7" draw:style-name="Mdp1"/>
    <style:master-page style:name="Converted6" style:page-layout-name="Mpm7" draw:style-name="Mdp1"/>
    <style:master-page style:name="Converted7" style:page-layout-name="Mpm7" draw:style-name="Mdp1"/>
    <style:master-page style:name="Converted8" style:page-layout-name="Mpm7" draw:style-name="Mdp1"/>
    <style:master-page style:name="Converted9" style:page-layout-name="Mpm7" draw:style-name="Mdp1"/>
    <style:master-page style:name="Converted10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3H16M8S</meta:editing-duration>
    <meta:editing-cycles>86</meta:editing-cycles>
    <meta:generator>LibreOffice/7.6.2.1$Windows_X86_64 LibreOffice_project/56f7684011345957bbf33a7ee678afaf4d2ba333</meta:generator>
    <dc:title>Реферат ГОСТ</dc:title>
    <dc:date>2024-03-05T16:09:19.662000000</dc:date>
    <meta:document-statistic meta:table-count="0" meta:image-count="0" meta:object-count="0" meta:page-count="5" meta:paragraph-count="63" meta:word-count="710" meta:character-count="6128" meta:non-whitespace-character-count="5477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